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3.789cm"/>
    </style:style>
    <style:style style:name="co23" style:family="table-column">
      <style:table-column-properties fo:break-before="auto" style:column-width="14.4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ooc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ooc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 office:value-type="string">
            <text:p>fr|Français,en|Anglais</text:p>
          </table:table-cell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EVEL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Niveau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nteger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1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4]+10" office:value-type="float" office:value="60">
            <text:p>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BEL</text:p>
          </table:table-cell>
          <table:table-cell table:style-name="ce19" table:formula="oooc:=[.B14]" office:value-type="string" office:string-value="THC_FR_DESC">
            <text:p>THC_FR_DESC</text:p>
          </table:table-cell>
          <table:table-cell table:style-name="ce19" office:value-type="string">
            <text:p>LIbellé cour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code court réprésentant le concept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4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16]+10" office:value-type="float" office:value="80">
            <text:p>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7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SCOPE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d'appl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9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LANG</text:p>
          </table:table-cell>
          <table:table-cell table:style-name="ce18"/>
          <table:table-cell table:style-name="ce18" office:value-type="string">
            <text:p>Traduc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25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LANG</text:p>
          </table:table-cell>
          <table:table-cell table:style-name="ce20" table:formula="oooc:=[.B26]" office:value-type="string" office:string-value="THC_FR_LANG">
            <text:p>THC_FR_LANG</text:p>
          </table:table-cell>
          <table:table-cell table:style-name="ce20" office:value-type="string">
            <text:p>Internationalis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26]+10" office:value-type="float" office:value="180">
            <text:p>180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IDLANG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ocalisation (ID)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LANGCONCEPT")</text:p>
          </table:table-cell>
          <table:table-cell table:style-name="ce19" table:formula="oooc:=[.H27]+10" office:value-type="float" office:value="190">
            <text:p>190</text:p>
          </table:table-cell>
          <table:table-cell table:style-name="ce19" office:value-type="string">
            <text:p>H</text:p>
          </table:table-cell>
          <table:table-cell table:style-name="ce19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ang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28]+10" office:value-type="float" office:value="200">
            <text:p>20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LANGLABEL</text:p>
          </table:table-cell>
          <table:table-cell table:style-name="ce19" table:formula="oooc:=[.B27]" office:value-type="string" office:string-value="THC_T_LANG">
            <text:p>THC_T_LANG</text:p>
          </table:table-cell>
          <table:table-cell table:style-name="ce19" office:value-type="string">
            <text:p>Libellé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29]+10" office:value-type="float" office:value="210">
            <text:p>210</text:p>
          </table:table-cell>
          <table:table-cell table:style-name="ce19" office:value-type="string">
            <text:p>R</text:p>
          </table:table-cell>
          <table:table-cell table:style-name="ce19"/>
          <table:table-cell table:style-name="ce11" office:value-type="string">
            <text:p>%S%app=FDL&amp;action=FDL_CARD&amp;id=%THC_IDLANG%&amp;latest=Y</text:p>
          </table:table-cell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table:formula="oooc:=[.H30]+10" office:value-type="float" office:value="220">
            <text:p>22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BROADER</text:p>
          </table:table-cell>
          <table:table-cell table:style-name="ce20" table:formula="oooc:=[.B31]" office:value-type="string" office:string-value="THC_FR_RELATION">
            <text:p>THC_FR_RELATION</text:p>
          </table:table-cell>
          <table:table-cell table:style-name="ce20" office:value-type="string">
            <text:p>Génér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1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BROADER</text:p>
          </table:table-cell>
          <table:table-cell table:style-name="ce19" table:formula="oooc:=[.B32]" office:value-type="string" office:string-value="THC_T_BROADER">
            <text:p>THC_T_BROADER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2]+10" office:value-type="float" office:value="240">
            <text:p>24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table:formula="oooc:=[.B32]" office:value-type="string" office:string-value="THC_T_BROADER">
            <text:p>THC_T_BROADER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3]+10" office:value-type="float" office:value="250">
            <text:p>25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4]+10" office:value-type="float" office:value="260">
            <text:p>26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T_RELATED</text:p>
          </table:table-cell>
          <table:table-cell table:style-name="ce20" table:formula="oooc:=[.B31]" office:value-type="string" office:string-value="THC_FR_RELATION">
            <text:p>THC_FR_RELATION</text:p>
          </table:table-cell>
          <table:table-cell table:style-name="ce20" office:value-type="string">
            <text:p>Associé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20" table:formula="oooc:=[.H35]+10" office:value-type="float" office:value="270">
            <text:p>27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_URI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19" office:value-type="string">
            <text:p>URI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36]+10" office:value-type="float" office:value="280">
            <text:p>280</text:p>
          </table:table-cell>
          <table:table-cell table:style-name="ce19" office:value-type="string">
            <text:p>R</text:p>
          </table:table-cell>
          <table:table-cell table:style-name="ce19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table:formula="oooc:=[.B36]" office:value-type="string" office:string-value="THC_T_RELATED">
            <text:p>THC_T_RELATED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hesaurus("THC_THESAURUS")</text:p>
          </table:table-cell>
          <table:table-cell table:style-name="ce19" table:formula="oooc:=[.H37]+10" office:value-type="float" office:value="290">
            <text:p>290</text:p>
          </table:table-cell>
          <table:table-cell table:style-name="ce19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10" table:number-columns-repeated="2" table:default-cell-style-name="ce3"/>
        <table:table-column table:style-name="co1" table:number-columns-repeated="3" table:default-cell-style-name="ce3"/>
        <table:table-column table:style-name="co22" table:default-cell-style-name="ce3"/>
        <table:table-column table:style-name="co1" table:number-columns-repeated="5" table:default-cell-style-name="ce3"/>
        <table:table-column table:style-name="co23" table:default-cell-style-name="ce3"/>
        <table:table-column table:style-name="co1" table:number-columns-repeated="243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1"/>
          <table:table-cell table:style-name="ce27"/>
          <table:table-cell table:style-name="ce19" office:value-type="string">
            <text:p>::getDocValue(THCL_THCONCEPT,THC_THESAURUS)</text:p>
          </table:table-cell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office:value-type="string">
            <text:p>thesaurus.php</text:p>
          </table:table-cell>
          <table:table-cell table:style-name="ce19" office:value-type="string">
            <text:p>getThConcept(D,THCL_THESAURUS,CT):THCL_THCONCEPT,ILINK_THCL_THCONCEPT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LABEL</text:p>
          </table:table-cell>
          <table:table-cell table:style-name="ce21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MODATTR</text:p>
          </table:table-cell>
          <table:table-cell table:style-name="ce19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15/09/2008</text:date>, <text:time>15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9-15T15:01:03</dc:date>
    <meta:editing-cycles>92</meta:editing-cycles>
    <meta:editing-duration>P4DT13H24M51S</meta:editing-duration>
    <meta:user-defined meta:name="Info 1"/>
    <meta:user-defined meta:name="Info 2"/>
    <meta:user-defined meta:name="Info 3"/>
    <meta:user-defined meta:name="Info 4"/>
    <meta:document-statistic meta:table-count="3" meta:cell-count="475"/>
  </office:meta>
</office:document-meta>
</file>